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Heading_20_3">
      <style:paragraph-properties fo:break-before="page"/>
      <style:text-properties officeooo:rsid="000a5256" officeooo:paragraph-rsid="000a5256"/>
    </style:style>
    <style:style style:name="P11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2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0a5256" officeooo:paragraph-rsid="0016bc52"/>
    </style:style>
    <style:style style:name="P15" style:family="paragraph" style:parent-style-name="Text_20_body">
      <style:text-properties officeooo:rsid="00179658" officeooo:paragraph-rsid="00179658"/>
    </style:style>
    <style:style style:name="P16" style:family="paragraph" style:parent-style-name="Text_20_body">
      <style:text-properties officeooo:rsid="001992b1" officeooo:paragraph-rsid="001992b1"/>
    </style:style>
    <style:style style:name="P17" style:family="paragraph" style:parent-style-name="Text_20_body">
      <style:text-properties officeooo:rsid="001a4c9b" officeooo:paragraph-rsid="001a4c9b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style:font-name-asian="DejaVu Sans" style:font-name-complex="Noto Sans1"/>
    </style:style>
    <style:style style:name="T5" style:family="text">
      <style:text-properties style:font-name="Liberation Serif" officeooo:rsid="000cd078" style:font-name-asian="DejaVu Sans" style:font-name-complex="Noto Sans1"/>
    </style:style>
    <style:style style:name="T6" style:family="text">
      <style:text-properties style:font-name="Liberation Serif" officeooo:rsid="000d72e8" style:font-name-asian="DejaVu Sans" style:font-name-complex="Noto Sans1"/>
    </style:style>
    <style:style style:name="T7" style:family="text">
      <style:text-properties style:font-name="Liberation Serif" officeooo:rsid="0013fc93" style:font-name-asian="DejaVu Sans" style:font-name-complex="Noto Sans1"/>
    </style:style>
    <style:style style:name="T8" style:family="text">
      <style:text-properties style:font-name="Liberation Serif" officeooo:rsid="001516e9" style:font-name-asian="DejaVu Sans" style:font-name-complex="Noto Sans1"/>
    </style:style>
    <style:style style:name="T9" style:family="text">
      <style:text-properties style:font-name="Liberation Serif" officeooo:rsid="0016bc52" style:font-name-asian="DejaVu Sans" style:font-name-complex="Noto Sans1"/>
    </style:style>
    <style:style style:name="T10" style:family="text">
      <style:text-properties style:font-name="Liberation Serif" officeooo:rsid="00179658" style:font-name-asian="DejaVu Sans" style:font-name-complex="Noto Sans1"/>
    </style:style>
    <style:style style:name="T11" style:family="text">
      <style:text-properties style:font-name="Liberation Serif" officeooo:rsid="001e07a0" style:font-name-asian="DejaVu Sans" style:font-name-complex="Noto Sans1"/>
    </style:style>
    <style:style style:name="T12" style:family="text">
      <style:text-properties style:font-name="Liberation Serif" officeooo:rsid="001fad7c" style:font-name-asian="DejaVu Sans" style:font-name-complex="Noto Sans1"/>
    </style:style>
    <style:style style:name="T13" style:family="text">
      <style:text-properties style:font-name="Liberation Serif" officeooo:rsid="00213aeb" style:font-name-asian="DejaVu Sans" style:font-name-complex="Noto Sans1"/>
    </style:style>
    <style:style style:name="T14" style:family="text">
      <style:text-properties style:font-name="Liberation Serif1" style:font-name-asian="DejaVu Sans" style:font-name-complex="Noto Sans1"/>
    </style:style>
    <style:style style:name="T15" style:family="text">
      <style:text-properties style:font-name="Liberation Serif1" officeooo:rsid="000a5256" style:font-name-asian="DejaVu Sans" style:font-name-complex="Noto Sans1"/>
    </style:style>
    <style:style style:name="T16" style:family="text">
      <style:text-properties style:font-name="Liberation Serif1" officeooo:rsid="000cd078" style:font-name-asian="DejaVu Sans" style:font-name-complex="Noto Sans1"/>
    </style:style>
    <style:style style:name="T17" style:family="text">
      <style:text-properties style:font-name="Liberation Serif1" officeooo:rsid="000b507e" style:font-name-asian="DejaVu Sans" style:font-name-complex="Noto Sans1"/>
    </style:style>
    <style:style style:name="T18" style:family="text">
      <style:text-properties style:font-name="Liberation Serif1" officeooo:rsid="001048b9" style:font-name-asian="DejaVu Sans" style:font-name-complex="Noto Sans1"/>
    </style:style>
    <style:style style:name="T19" style:family="text">
      <style:text-properties style:font-name="Liberation Serif1" officeooo:rsid="001516e9" style:font-name-asian="DejaVu Sans" style:font-name-complex="Noto Sans1"/>
    </style:style>
    <style:style style:name="T20" style:family="text">
      <style:text-properties style:font-name="Liberation Serif1" officeooo:rsid="00165bec" style:font-name-asian="DejaVu Sans" style:font-name-complex="Noto Sans1"/>
    </style:style>
    <style:style style:name="T21" style:family="text">
      <style:text-properties style:font-name="Liberation Serif1" officeooo:rsid="0016bc52" style:font-name-asian="DejaVu Sans" style:font-name-complex="Noto Sans1"/>
    </style:style>
    <style:style style:name="T22" style:family="text">
      <style:text-properties style:font-name="Liberation Serif1" officeooo:rsid="0021184f" style:font-name-asian="DejaVu Sans" style:font-name-complex="Noto Sans1"/>
    </style:style>
    <style:style style:name="T23" style:family="text">
      <style:text-properties style:font-name="Liberation Serif1" officeooo:rsid="00213aeb" style:font-name-asian="DejaVu Sans" style:font-name-complex="Noto Sans1"/>
    </style:style>
    <style:style style:name="T24" style:family="text">
      <style:text-properties style:font-name="Liberation Serif" officeooo:rsid="0016bc52" style:font-name-asian="Liberation Serif" style:font-name-complex="Liberation Serif"/>
    </style:style>
    <style:style style:name="T25" style:family="text">
      <style:text-properties style:font-name="Liberation Serif" style:font-name-asian="DejaVu Sans" style:font-name-complex="Noto Sans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10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2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4">); б) X = (0, 1)</text:span></text:p>
      <text:p text:style-name="P11">a) Для начала выпишем определение равномерной непрерывности</text:p>
      <text:p text:style-name="P1"><draw:frame draw:style-name="fr2" draw:name="Объект2" text:anchor-type="as-char" svg:y="-0.406cm" svg:width="10.463cm" svg:height="0.529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7">Очевидно, что функция f(x) является непрерывной на промежутке </text:span><text:span text:style-name="T15">[1, +</text:span><text:span text:style-name="T3">∞</text:span><text:span text:style-name="T15">), </text:span><text:span text:style-name="T17">так как не существует точек разрыва, которые бы делали прерывной данную функцию. Для доказательства </text:span><text:span text:style-name="T16">равномерной непрерывности возьмем любое </text:span><text:span text:style-name="T5">ε</text:span><text:span text:style-name="T16"> &gt; 0 и подберем для него значение </text:span><text:span text:style-name="T5">δ</text:span><text:span text:style-name="T16">, такое, чтобы для </text:span><text:span text:style-name="T16"><draw:frame draw:style-name="fr2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6">∈ </text:span><text:span text:style-name="T15">[1, +</text:span><text:span text:style-name="T3">∞</text:span><text:span text:style-name="T15">)</text:span><text:span text:style-name="T16">, удовлетворяющих неравенству |</text:span><text:span text:style-name="T18">a</text:span><text:span text:style-name="T16"> — </text:span><text:span text:style-name="T18">b</text:span><text:span text:style-name="T16">| &lt; <text:s/></text:span><text:span text:style-name="T5">δ</text:span><text:span text:style-name="T6">, выполнялось неравенство </text:span><text:span text:style-name="T6"><draw:frame draw:style-name="fr2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5">П</text:span><text:span text:style-name="T4">реобразуем неравенство </text:span><text:span text:style-name="T4"><draw:frame draw:style-name="fr2" draw:name="Объект5" text:anchor-type="as-char" svg:y="-0.713cm" svg:width="17.766cm" svg:height="1.155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2"><draw:frame draw:style-name="fr2" draw:name="Объект6" text:anchor-type="as-char" svg:y="-0.713cm" svg:width="18.533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4"><draw:frame draw:style-name="fr2" draw:name="Объект7" text:anchor-type="as-char" svg:y="-0.621cm" svg:width="3.715cm" svg:height="1.06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. </text:span><text:span text:style-name="T7">Вспомним про модуль </text:span><text:span text:style-name="T7"><draw:frame draw:style-name="fr2" draw:name="Объект8" text:anchor-type="as-char" svg:y="-0.621cm" svg:width="4.025cm" svg:height="1.064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7">Р</text:span><text:span text:style-name="T8">ассмотрим, </text:span><text:span text:style-name="T8"><draw:frame draw:style-name="fr2" draw:name="Объект9" text:anchor-type="as-char" svg:y="-0.621cm" svg:width="1.346cm" svg:height="1.06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, мы знаем, что a,b </text:span><text:span text:style-name="T16">∈</text:span><text:span text:style-name="T8"> </text:span><text:span text:style-name="T15">[1, +</text:span><text:span text:style-name="T3">∞</text:span><text:span text:style-name="T15">)</text:span><text:span text:style-name="T19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19"><draw:frame draw:style-name="fr2" draw:name="Объект10" text:anchor-type="as-char" svg:y="-0.406cm" svg:width="5.013cm" svg:height="0.52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. И тогда </text:span><text:span text:style-name="T19"><draw:frame draw:style-name="fr2" draw:name="Объект11" text:anchor-type="as-char" svg:y="-0.621cm" svg:width="2.046cm" svg:height="1.00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. Тогда </text:span><text:span text:style-name="T20">для выполнения неравенства достаточно взять </text:span><text:span text:style-name="T20"><draw:frame draw:style-name="fr2" draw:name="Объект12" text:anchor-type="as-char" svg:y="-0.621cm" svg:width="1.318cm" svg:height="1.004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0">. </text:span><text:span text:style-name="T23">Следовательно, функция равномерно непрерывная на рассматриваемом промежутке.</text:span></text:p>
      <text:p text:style-name="P13"><text:span text:style-name="T20">б</text:span><text:span text:style-name="T14">) </text:span><text:span text:style-name="T21">Во втором случае a,b </text:span><text:span text:style-name="T16">∈</text:span><text:span text:style-name="T8"> </text:span><text:span text:style-name="T21">(0</text:span><text:span text:style-name="T15">, </text:span><text:span text:style-name="T21">1</text:span><text:span text:style-name="T15">). </text:span><text:span text:style-name="T21">Рассмотрим, </text:span><text:span text:style-name="T8"><text:s/></text:span><text:span text:style-name="T8"><draw:frame draw:style-name="fr2" draw:name="Объект13" text:anchor-type="as-char" svg:y="-0.621cm" svg:width="1.346cm" svg:height="1.06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8">, </text:span><text:span text:style-name="T9">при стремлении к нулю a или b значение этого элемента будет стремиться к +</text:span><text:span text:style-name="T24">∞</text:span><text:span text:style-name="T9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4"><text:span text:style-name="T9"><draw:frame draw:style-name="fr2" draw:name="Объект14" text:anchor-type="as-char" svg:y="-0.406cm" svg:width="10.065cm" svg:height="0.52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5"><text:span text:style-name="T9">П</text:span><text:span text:style-name="T4">усть </text:span><text:span text:style-name="T4">ε</text:span><text:span text:style-name="T4"> = 1. Тогда </text:span><text:span text:style-name="T7"><text:s/></text:span><text:span text:style-name="T7"><draw:frame draw:style-name="fr2" draw:name="Объект15" text:anchor-type="as-char" svg:y="-0.621cm" svg:width="4.096cm" svg:height="1.06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7">. </text:span><text:span text:style-name="T4">при </text:span><text:span text:style-name="T21"><text:s/>a,b </text:span><text:span text:style-name="T16">∈</text:span><text:span text:style-name="T8"> </text:span><text:span text:style-name="T21">(0</text:span><text:span text:style-name="T15">, </text:span><text:span text:style-name="T21">1</text:span><text:span text:style-name="T15">). </text:span><text:span text:style-name="T22">Давайте это проверим.</text:span></text:p>
      <text:p text:style-name="P16"><text:span text:style-name="T14">Пусть a = </text:span><text:span text:style-name="T4">δ</text:span><text:span text:style-name="T14"> &lt; 1. </text:span><text:span text:style-name="T14"><draw:frame draw:style-name="fr1" draw:name="Объект16" text:anchor-type="as-char" svg:y="-0.621cm" svg:width="1.833cm" svg:height="1.00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4">. Тогда </text:span><text:span text:style-name="T14"><draw:frame draw:style-name="fr1" draw:name="Объект17" text:anchor-type="as-char" svg:y="-0.681cm" svg:width="6.964cm" svg:height="1.064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7"><text:soft-page-break/><text:span text:style-name="T14">Рассмотрим, </text:span><text:span text:style-name="T10"><text:s/></text:span><text:span text:style-name="T7"><text:s/></text:span><text:span text:style-name="T7"><draw:frame draw:style-name="fr2" draw:name="Объект18" text:anchor-type="as-char" svg:y="-1.214cm" svg:width="17.861cm" svg:height="2.28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7">.</text:span><text:span text:style-name="T7"><draw:frame draw:style-name="fr1" draw:name="Объект19" text:anchor-type="as-char" svg:y="-0.713cm" svg:width="16.066cm" svg:height="1.155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9"><text:s/></text:span><text:span text:style-name="T9"><draw:frame draw:style-name="fr1" draw:name="Объект20" text:anchor-type="as-char" svg:y="-0.681cm" svg:width="7.041cm" svg:height="1.155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9">. </text:span><text:span text:style-name="T11">Выделим целую часть. </text:span><text:span text:style-name="T12">Тогда получаем.</text:span></text:p>
      <text:p text:style-name="P13"><text:span text:style-name="T12"><draw:frame draw:style-name="fr1" draw:name="Объект21" text:anchor-type="as-char" svg:y="-0.681cm" svg:width="4.196cm" svg:height="1.124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. Что и требовалось доказать. </text:span><text:span text:style-name="T13">Следовательно, функция не является равномерно непрерывной на этом промежутк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3-21T15:54:09.386287569</dc:date>
    <meta:editing-duration>PT26M</meta:editing-duration>
    <meta:editing-cycles>7</meta:editing-cycles>
    <meta:generator>LibreOffice/24.2.1.2$Linux_X86_64 LibreOffice_project/db4def46b0453cc22e2d0305797cf981b68ef5ac</meta:generator>
    <meta:document-statistic meta:table-count="0" meta:image-count="0" meta:object-count="21" meta:page-count="3" meta:paragraph-count="27" meta:word-count="273" meta:character-count="1883" meta:non-whitespace-character-count="1616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